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Consolas1" svg:font-family="Consolas" style:font-family-generic="modern" style:font-pitch="fixed"/>
    <style:font-face style:name="David CLM" svg:font-family="'David CLM'" style:font-pitch="variable"/>
    <style:font-face style:name="Nachlieli CLM1" svg:font-family="'Nachlieli CLM'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style:shrink-to-fit="false" fo:min-height="9.525cm" fo:min-width="12.7cm" fo:padding-top="0cm" fo:padding-bottom="0cm" fo:padding-left="0cm" fo:padding-right="0cm" fo:wrap-option="wrap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1.525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486cm" fo:padding-top="0.123cm" fo:padding-bottom="0.123cm" fo:padding-left="0.251cm" fo:padding-right="0.251cm" fo:wrap-option="no-wrap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626cm" fo:padding-top="0cm" fo:padding-bottom="0cm" fo:padding-left="0cm" fo:padding-right="0cm" fo:wrap-option="wrap"/>
    </style:style>
    <style:style style:name="pr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3cm" fo:padding-bottom="0.13cm" fo:padding-left="0.25cm" fo:padding-right="0.25cm" fo:wrap-option="no-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885cm" fo:padding-top="0.13cm" fo:padding-bottom="0.13cm" fo:padding-left="0.25cm" fo:padding-right="0.25cm" fo:wrap-option="wrap"/>
    </style:style>
    <style:style style:name="pr11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10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1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.245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8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3" style:family="text">
      <style:text-properties fo:font-variant="normal" fo:text-transform="none" fo:color="#00b05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MS Gothic" style:font-size-asian="24pt" style:font-style-asian="italic" style:font-weight-asian="normal" style:font-name-complex="Tahoma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Inline 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line functions / methods" draw:style-name="dp1" draw:master-page-name="Default">
        <office:forms form:automatic-focus="false" form:apply-design-mode="false"/>
        <draw:custom-shape draw:name="מציין מיקום של מספר שקופית 2" draw:style-name="gr2" draw:text-style-name="P7" draw:layer="layout" svg:width="1.203cm" svg:height="0.936cm" svg:x="24.196cm" svg:y="18.113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4" draw:text-style-name="P9" draw:layer="layout" svg:width="21.478cm" svg:height="1.525cm" svg:x="1.89cm" svg:y="0.762cm" presentation:class="title" presentation:user-transformed="true">
          <draw:text-box>
            <text:p text:style-name="P8"><text:span text:style-name="T4">Inline functions / </text:span><text:span text:style-name="T4">methods</text:span></text:p>
          </draw:text-box>
        </draw:frame>
        <draw:frame draw:name="מציין מיקום טקסט 2" presentation:style-name="pr5" draw:text-style-name="P12" draw:layer="layout" svg:width="23.442cm" svg:height="15.732cm" svg:x="1.016cm" svg:y="2.556cm" presentation:class="outline" presentation:user-transformed="true">
          <draw:text-box>
            <text:p text:style-name="P10"><text:span text:style-name="T5"/></text:p>
            <text:list text:style-name="L4">
              <text:list-item>
                <text:p text:style-name="P10"><text:span text:style-name="T5">A </text:span><text:span text:style-name="T6">hint</text:span><text:span text:style-name="T5"> to a compiler to put function’s code inline, </text:span></text:p>
              </text:list-item>
            </text:list>
            <text:p text:style-name="P11"><text:span text:style-name="T5">rather than perform a regular function call.</text:span></text:p>
            <text:p text:style-name="P11"><text:span text:style-name="T5">When the compiler must produce an address of the </text:span></text:p>
            <text:p text:style-name="P11"><text:span text:style-name="T5">function, it will always reject our request.</text:span></text:p>
            <text:p text:style-name="P11"><text:span text:style-name="T5"/></text:p>
            <text:list text:continue-numbering="true" text:style-name="L4">
              <text:list-item>
                <text:p text:style-name="P10"><text:span text:style-name="T5">Objective: improve </text:span><text:span text:style-name="T6">performance</text:span><text:span text:style-name="T5"> of </text:span><text:span text:style-name="T6">small</text:span><text:span text:style-name="T5">, </text:span></text:p>
              </text:list-item>
            </text:list>
            <text:p text:style-name="P11"><text:span text:style-name="T5">frequently used functions.</text:span></text:p>
            <text:p text:style-name="P10"><text:span text:style-name="T5"/></text:p>
            <text:list text:continue-numbering="true" text:style-name="L4">
              <text:list-item>
                <text:p text:style-name="P10"><text:span text:style-name="T5">An inline function defined in .cpp file is not </text:span></text:p>
              </text:list-item>
            </text:list>
            <text:p text:style-name="P11"><text:span text:style-name="T5">recognized in other source files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2" presentation:class="page"/>
          <draw:frame draw:name="מציין מיקום של הערות 2" presentation:style-name="pr6" draw:text-style-name="P1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 vs C++ : macro vs inlining" draw:style-name="dp1" draw:master-page-name="Default">
        <office:forms form:automatic-focus="false" form:apply-design-mode="false"/>
        <draw:custom-shape draw:name="מציין מיקום של מספר שקופית 2" draw:style-name="gr2" draw:text-style-name="P7" draw:layer="layout" svg:width="1.203cm" svg:height="0.936cm" svg:x="24.196cm" svg:y="18.113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5" draw:layer="layout" svg:width="21.478cm" svg:height="3.181cm" svg:x="3.364cm" svg:y="0.42cm" presentation:class="title" presentation:user-transformed="true">
          <draw:text-box>
            <text:p text:style-name="P14"><text:span text:style-name="T7">C</text:span><text:span text:style-name="T4"> vs </text:span><text:span text:style-name="T8">C++</text:span><text:span text:style-name="T4"> : </text:span><text:span text:style-name="T7">macro</text:span><text:span text:style-name="T4"> </text:span><text:span text:style-name="T4">vs </text:span><text:span text:style-name="T8">inlining</text:span></text:p>
          </draw:text-box>
        </draw:frame>
        <draw:frame draw:name="מציין מיקום טקסט 2" presentation:style-name="pr8" draw:text-style-name="P19" draw:layer="layout" svg:width="24.01cm" svg:height="12.626cm" svg:x="0.762cm" svg:y="4.064cm" presentation:class="outline" presentation:user-transformed="true">
          <draw:text-box>
            <text:p text:style-name="P11"><text:span text:style-name="T5"><text:s text:c="9"/></text:span><text:span text:style-name="T5">compare:</text:span></text:p>
            <text:p text:style-name="P16"><text:span text:style-name="T5"/></text:p>
            <text:p text:style-name="P17"><text:span text:style-name="T9"><text:s text:c="17"/></text:span><text:span text:style-name="T9">define SQUARE(x) ((x)*(x))</text:span></text:p>
            <text:p text:style-name="P17"><text:span text:style-name="T9"><text:s text:c="17"/></text:span><text:span text:style-name="T9">SQUARE(i++) // unexpected behavior</text:span></text:p>
            <text:p text:style-name="P18"><text:span text:style-name="T5"/></text:p>
            <text:p text:style-name="P18"><text:span text:style-name="T5">to</text:span></text:p>
            <text:p text:style-name="P18"><text:span text:style-name="T5"/></text:p>
            <text:p text:style-name="P17"><text:span text:style-name="T10"><text:tab/></text:span><text:span text:style-name="T10"><text:tab/></text:span><text:span text:style-name="T10"><text:tab/></text:span><text:span text:style-name="T10"> <text:s text:c="3"/></text:span><text:span text:style-name="T10">inline int square(int x) { return x*x; }</text:span></text:p>
            <text:p text:style-name="P17"><text:span text:style-name="T10"><text:s text:c="16"/></text:span><text:span text:style-name="T10">square(i++) // good behavior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3" presentation:class="page"/>
          <draw:frame draw:name="מציין מיקום של הערות 2" presentation:style-name="pr6" draw:text-style-name="P1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custom-shape draw:name="מציין מיקום של מספר שקופית 2" draw:style-name="gr2" draw:text-style-name="P7" draw:layer="layout" svg:width="1.203cm" svg:height="0.936cm" svg:x="24.196cm" svg:y="18.113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9" draw:text-style-name="P15" draw:layer="layout" svg:width="23.943cm" svg:height="3.441cm" svg:x="0.299cm" svg:y="0.273cm" presentation:class="title" presentation:user-transformed="true">
          <draw:text-box>
            <text:p text:style-name="P14"><text:span text:style-name="T4">Tradeoffs:</text:span><text:span text:style-name="T4"><text:line-break/></text:span><text:span text:style-name="T4">Inline vs. Regular </text:span><text:span text:style-name="T4">Functions / </text:span><text:span text:style-name="T4">Methods</text:span></text:p>
          </draw:text-box>
        </draw:frame>
        <draw:frame draw:name="מציין מיקום טקסט 2" presentation:style-name="pr10" draw:text-style-name="P19" draw:layer="layout" svg:width="24.402cm" svg:height="14.145cm" svg:x="0.499cm" svg:y="4.124cm" presentation:class="outline" presentation:user-transformed="true">
          <draw:text-box>
            <text:list text:style-name="L4">
              <text:list-item>
                <text:p text:style-name="P20"><text:span text:style-name="T11">Regular functions – when called, compiler stores return address of call, allocates memory for local variables, etc.</text:span></text:p>
              </text:list-item>
            </text:list>
            <text:p text:style-name="P20"><text:span text:style-name="T12"/></text:p>
            <text:list text:continue-numbering="true" text:style-name="L4">
              <text:list-item>
                <text:p text:style-name="P20"><text:span text:style-name="T13">Inline functions – no function call overhead, hence usually faster execution (especially!) as the compiler will be able to optimize </text:span><text:span text:style-name="T14">through</text:span><text:span text:style-name="T13"> the call ("procedural integration"). </text:span></text:p>
              </text:list-item>
            </text:list>
            <text:p text:style-name="P21"><text:span text:style-name="T12"/></text:p>
            <text:list text:continue-numbering="true" text:style-name="L4">
              <text:list-item>
                <text:p text:style-name="P20"><text:span text:style-name="T11">Inline functions - code is copied into program in place of call – can enlarge executable program</text:span></text:p>
              </text:list-item>
            </text:list>
            <text:p text:style-name="P20"><text:span text:style-name="T12"/></text:p>
            <text:list text:continue-numbering="true" text:style-name="L4">
              <text:list-item>
                <text:p text:style-name="P20"><text:span text:style-name="T11">Inline functions - can enlarge compile time. You compile the inline function again and again in every place it's used.</text:span></text:p>
              </text:list-item>
            </text:list>
          </draw:text-box>
        </draw:frame>
        <presentation:notes draw:style-name="dp3">
          <draw:custom-shape draw:name="מלבן 1" draw:style-name="gr3" draw:text-style-name="P22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1" draw:text-style-name="P13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Consolas1" svg:font-family="Consolas" style:font-family-generic="modern" style:font-pitch="fixed"/>
    <style:font-face style:name="David CLM" svg:font-family="'David CLM'" style:font-pitch="variable"/>
    <style:font-face style:name="Nachlieli CLM1" svg:font-family="'Nachlieli CLM'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3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3">13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3">13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</text:span><text:span text:style-name="MT5">כותרת של תבנית </text:span><text:span text:style-name="MT5">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5</meta:editing-cycles>
    <meta:print-date>1999-11-04T13:06:28</meta:print-date>
    <meta:creation-date>1999-10-10T10:49:40</meta:creation-date>
    <dc:date>2019-02-13T18:30:33.286985482</dc:date>
    <meta:editing-duration>P27DT7H41M44S</meta:editing-duration>
    <meta:generator>LibreOffice/6.1.4.2$Linux_X86_64 LibreOffice_project/10$Build-2</meta:generator>
    <meta:document-statistic meta:object-count="85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